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line-height="150%" fo:text-indent="0.741cm" style:auto-text-indent="false"/>
      <style:text-properties style:font-name="Ubuntu" fo:font-size="13pt"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tline:</text:p>
      <text:p text:style-name="P1">1.Understanding of Project</text:p>
      <text:p text:style-name="P1">2.Implementation of ALU</text:p>
      <text:p text:style-name="P1">3.Implement of testbench</text:p>
      <text:p text:style-name="P1">4.Tools and other resources used.</text:p>
      <text:p text:style-name="P1"/>
      <text:p text:style-name="P1">1.Understanding of project:</text:p>
      <text:p text:style-name="P1">This Project asks us to simulate a 32-bit ALU to conduct arithmetic operations in several MIPS instructions. The ALU should take a 32-bit instruction as instruction, parse it, do whatever instruction required, and output the result and/or the flag bits. The ALU should respond to any change of instruction. Also, this Project asks us to write a testbench for our ALU. The testbench should simulate all operations the simple ALU supports, especially, change the instruction value to perform different operations, and change the value stored in the data source to test possible results.</text:p>
      <text:p text:style-name="P1">For both ALU and testbench, we should use Verilog to implement them. For ALU, it does not necessarily use the mechanism as a real ALU (e.g one-bit alu, carry in and carry out, alu op, and so on). </text:p>
      <text:p text:style-name="P1">2.Implementation of ALU</text:p>
      <text:p text:style-name="P1">The ALU has three fan-ins: one 32 bits instruction and two 32 bits registers. It has two fan-outs: <text:s/>one 32 bits result and one 3 bits flags. Since we take input from testbench we will use wire for input. Also, we will parse the opcode, func code and shift amount, immediate number and use rs, rt, instead of regA, regB directly, we also specify three 32 bits registers and three 6 bit registers.</text:p>
      <text:p text:style-name="P1">The alu will respond to any change in instruction wire. when an instruction change is detected, it will first clear the current result and flags to zero and then decide which register they should use as rs and which should be used as rt. Then it will read the opcode and func code. If the opcode is 000000, this is R type instruction and it will decide the corresponding functions according to func code. Otherwise, it is an I-type code and will be used to decide which function to perform. The following is the detailed implementation of some instructions.</text:p>
      <text:p text:style-name="P1">For R-type:</text:p>
      <text:p text:style-name="P1"><text:soft-page-break/>a.add</text:p>
      <text:p text:style-name="P1">the signed addition will first treat the two input values as a signed integer and add them up. Then it will test if the MSB of the result differs from both MSB of input. If so, then there exists overflow during operation and the overflow bit is set to one.</text:p>
      <text:p text:style-name="P1">b.sub</text:p>
      <text:p text:style-name="P1">similar to signed addition, just replace the addition in add with signed subtraction.</text:p>
      <text:p text:style-name="P1">c. addu and subu</text:p>
      <text:p text:style-name="P1">Use the $unsigned in Verilog to conduct unsigned operation and no operation on overflow bit in any cases.</text:p>
      <text:p text:style-name="P1">d.and, or,xor, nor</text:p>
      <text:p text:style-name="P1">use the logic operator ('&amp;','|','~','^') to conduct logical operation</text:p>
      <text:p text:style-name="P1">e.slt and sltu</text:p>
      <text:p text:style-name="P1">first, conduct signed(unsigned) number subtraction, and set the negative bit to the MSB of the result.</text:p>
      <text:p text:style-name="P1">f.sll and srl</text:p>
      <text:p text:style-name="P1">first, detect which register stores the shift amount and which is the value to be shifted. Then shift the value correspondingly. The default shift in Verilog is to replace empty bits with 0, so no more operations required</text:p>
      <text:p text:style-name="P1">g.sra</text:p>
      <text:p text:style-name="P1">when shift right of a register arithmetically, the empty bit should be the same with the MSB of the original value. So when doing sra, first conduct srl, then extend the result with the MSB of the original value.</text:p>
      <text:p text:style-name="P1">h.sllv, srlv, srav</text:p>
      <text:p text:style-name="P1">similar to sll,srl, and sra, but use the value stored in the register instead of an immediate number.</text:p>
      <text:p text:style-name="P1">For I-type: first calculate the immediate number to be used, which is lower 16bits.Since the immediate can only store 16 bits, first we extend it to 32 bits with a sign.</text:p>
      <text:p text:style-name="P1">a.addi and addiu</text:p>
      <text:p text:style-name="P1"><text:soft-page-break/>similar to addi and addiu, but replace the value in rt register with the immediate number.</text:p>
      <text:p text:style-name="P1">b.slti and sltiu</text:p>
      <text:p text:style-name="P1">similar to slt and sltu, but replace the value in rt register with the immediate number</text:p>
      <text:p text:style-name="P1">c.bne and beq</text:p>
      <text:p text:style-name="P1">if the value in rs (not) equals the value in rt, the zero bit is set to one</text:p>
      <text:p text:style-name="P1">d.lw and sw</text:p>
      <text:p text:style-name="P1">when load world, the bytes to be added to program counter is the immediate number *4. So the alu first left shift the immediate number by 2, then added to the program counter.</text:p>
      <text:p text:style-name="P1">3.Implementation of testbench</text:p>
      <text:p text:style-name="P1">In the testbench, we will use wire to send instruction and register values to our alu and put the result and flags on the screen. The instructions are divided into 5 groups: register arithmetic operations, bitwise logic operation, register shift operation, immediate number operation, and branch operation. for each group, we will use the same register value as input. For each specific instruction, the value in the register and register indexes are chosen so that the possible corner conditions are satisfied (e.g overflow, signed Extention, different bit operation result). The result and wires are connected with the monitor.</text:p>
      <text:p text:style-name="P1">4.Tools and other resources used.</text:p>
      <text:p text:style-name="P1">Simulation tools:</text:p>
      <text:p text:style-name="P1">Icarus Verilog version 10.1 </text:p>
      <text:p text:style-name="P1">Icarus Verilog runtime version 10.1</text:p>
      <text:p text:style-name="P1">JetBrains IntelliJ IDEA with Verilog extension for coding</text:p>
      <text:p text:style-name="P1">MIPS32® Architecture For Programme Volume II: The MIPS32® Instruction Set by MIPS Technologies ,Inc, to check format and code of instruction, meaning, implementation.</text:p>
      <text:p text:style-name="P1">online mips converter to check translation result http://mipsconverter.com/instruction.html?optradi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9:59:24.054251235</meta:creation-date>
    <dc:date>2021-04-11T20:10:59.741205546</dc:date>
    <meta:editing-duration>PT1M25S</meta:editing-duration>
    <meta:editing-cycles>1</meta:editing-cycles>
    <meta:document-statistic meta:table-count="0" meta:image-count="0" meta:object-count="0" meta:page-count="3" meta:paragraph-count="46" meta:word-count="828" meta:character-count="4901" meta:non-whitespace-character-count="4116"/>
    <meta:generator>LibreOffice/6.0.7.3$Linux_X86_64 LibreOffice_project/00m0$Build-3</meta:generator>
  </office:meta>
</office:document-meta>
</file>